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66cc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80" draw:marker-end="Arrow" draw:marker-end-width="0.203cm" draw:fill="none" draw:textarea-vertical-align="middl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667cm" svg:height="0.889cm" svg:x="1.257cm" svg:y="10.647cm">
          <text:p text:style-name="P1">Materi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7.493cm" svg:height="0.889cm" svg:x="4.402cm" svg:y="10.647cm">
          <text:p text:style-name="P1">TensorMechanicsMateri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5.969cm" svg:height="1.016cm" svg:x="12.664cm" svg:y="10.582cm">
          <text:p text:style-name="P1">FiniteStrainMateri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8.89cm" svg:height="1.016cm" svg:x="9.49cm" svg:y="7.915cm">
          <text:p text:style-name="P1">CosseratLinearElasticMateri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6.604cm" svg:height="1.016cm" svg:x="11.476cm" svg:y="13.444cm">
          <text:p text:style-name="P1">LinearElasticMateri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2" draw:id="id12" draw:layer="layout" svg:width="8.001cm" svg:height="1.143cm" svg:x="19.542cm" svg:y="6.88cm">
          <text:p text:style-name="P1">FiniteStrainCrystalPlastic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8.001cm" svg:height="1.016cm" svg:x="19.542cm" svg:y="9.231cm">
          <text:p text:style-name="P1">FiniteStrainElasticMateri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9" draw:id="id9" draw:layer="layout" svg:width="6.985cm" svg:height="1.016cm" svg:x="19.542cm" svg:y="11.855cm">
          <text:p text:style-name="P1">FiniteStrainPlastic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1" draw:id="id11" draw:layer="layout" svg:width="7.62cm" svg:height="0.889cm" svg:x="19.542cm" svg:y="14.206cm">
          <text:p text:style-name="P1">FiniteStrainPlasticMateri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8.636cm" svg:height="0.889cm" svg:x="28.278cm" svg:y="9.231cm">
          <text:p text:style-name="P1">ElementPropertyReadFileT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8" draw:id="id8" draw:layer="layout" svg:width="7.874cm" svg:height="1.03cm" svg:x="28.098cm" svg:y="11.868cm">
          <text:p text:style-name="P1">FiniteStrainMohrCoulom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0" draw:id="id10" draw:layer="layout" svg:width="8.763cm" svg:height="0.889cm" svg:x="28.051cm" svg:y="14.106cm">
          <text:p text:style-name="P1">FiniteStrainRatePlasticMateri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4.402cm" svg:y1="11.091cm" svg:x2="3.924cm" svg:y2="11.091cm" draw:start-shape="id1" draw:start-glue-point="5" draw:end-shape="id2" draw:end-glue-point="7" svg:d="M4402 11091h-478" svg:viewBox="0 0 479 1">
          <text:p/>
        </draw:connector>
        <draw:connector draw:style-name="gr4" draw:text-style-name="P1" draw:layer="layout" draw:type="line" svg:x1="9.49cm" svg:y1="8.423cm" svg:x2="8.149cm" svg:y2="10.647cm" draw:start-shape="id3" draw:start-glue-point="5" draw:end-shape="id1" draw:end-glue-point="4" svg:d="M9490 8423l-1341 2224" svg:viewBox="0 0 1342 2225">
          <text:p/>
        </draw:connector>
        <draw:connector draw:style-name="gr4" draw:text-style-name="P1" draw:layer="layout" draw:type="line" svg:x1="12.664cm" svg:y1="11.09cm" svg:x2="11.895cm" svg:y2="11.091cm" draw:start-shape="id4" draw:start-glue-point="5" draw:end-shape="id1" draw:end-glue-point="7" svg:d="M12664 11090l-769 1" svg:viewBox="0 0 770 2">
          <text:p/>
        </draw:connector>
        <draw:connector draw:style-name="gr4" draw:text-style-name="P1" draw:layer="layout" draw:type="line" svg:x1="11.476cm" svg:y1="13.952cm" svg:x2="8.149cm" svg:y2="11.536cm" draw:start-shape="id5" draw:start-glue-point="5" draw:end-shape="id1" draw:end-glue-point="6" svg:d="M11476 13952l-3327-2416" svg:viewBox="0 0 3328 2417">
          <text:p/>
        </draw:connector>
        <draw:connector draw:style-name="gr4" draw:text-style-name="P1" draw:layer="layout" draw:type="line" svg:x1="28.278cm" svg:y1="9.675cm" svg:x2="27.543cm" svg:y2="9.739cm" draw:start-shape="id6" draw:start-glue-point="5" draw:end-shape="id7" draw:end-glue-point="7" svg:d="M28278 9675l-735 64" svg:viewBox="0 0 736 65">
          <text:p/>
        </draw:connector>
        <draw:connector draw:style-name="gr4" draw:text-style-name="P1" draw:layer="layout" draw:type="line" svg:x1="28.098cm" svg:y1="12.383cm" svg:x2="26.527cm" svg:y2="12.363cm" draw:start-shape="id8" draw:start-glue-point="5" draw:end-shape="id9" svg:d="M28098 12383l-1571-20" svg:viewBox="0 0 1572 21">
          <text:p/>
        </draw:connector>
        <draw:connector draw:style-name="gr4" draw:text-style-name="P1" draw:layer="layout" draw:type="line" svg:x1="28.051cm" svg:y1="14.55cm" svg:x2="27.162cm" svg:y2="14.65cm" draw:start-shape="id10" draw:start-glue-point="5" draw:end-shape="id11" draw:end-glue-point="7" svg:d="M28051 14550l-889 100" svg:viewBox="0 0 890 101">
          <text:p/>
        </draw:connector>
        <draw:connector draw:style-name="gr4" draw:text-style-name="P1" draw:layer="layout" draw:type="line" svg:x1="19.542cm" svg:y1="7.452cm" svg:x2="18.633cm" svg:y2="11.09cm" draw:start-shape="id12" draw:start-glue-point="5" draw:end-shape="id4" svg:d="M19542 7452l-909 3638" svg:viewBox="0 0 910 3639">
          <text:p/>
        </draw:connector>
        <draw:connector draw:style-name="gr4" draw:text-style-name="P1" draw:layer="layout" draw:type="line" svg:x1="19.542cm" svg:y1="9.739cm" svg:x2="18.633cm" svg:y2="11.09cm" draw:start-shape="id7" draw:start-glue-point="5" draw:end-shape="id4" draw:end-glue-point="7" svg:d="M19542 9739l-909 1351" svg:viewBox="0 0 910 1352">
          <text:p/>
        </draw:connector>
        <draw:connector draw:style-name="gr4" draw:text-style-name="P1" draw:layer="layout" draw:type="line" svg:x1="19.542cm" svg:y1="12.363cm" svg:x2="18.633cm" svg:y2="11.09cm" draw:start-shape="id9" draw:start-glue-point="5" draw:end-shape="id4" svg:d="M19542 12363l-909-1273" svg:viewBox="0 0 910 1274">
          <text:p/>
        </draw:connector>
        <draw:connector draw:style-name="gr4" draw:text-style-name="P1" draw:layer="layout" draw:type="line" svg:x1="19.542cm" svg:y1="14.65cm" svg:x2="18.633cm" svg:y2="11.09cm" draw:start-shape="id11" draw:start-glue-point="5" draw:end-shape="id4" draw:end-glue-point="7" svg:d="M19542 14650l-909-3560" svg:viewBox="0 0 910 3561">
          <text:p/>
        </draw:connector>
        <draw:custom-shape draw:style-name="gr5" draw:text-style-name="P1" draw:layer="layout" svg:width="16.51cm" svg:height="1.143cm" svg:x="2.524cm" svg:y="3.159cm">
          <text:p text:style-name="P1">Tensor Mechanics Strain Materials Inheritance Structure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chel Waxman</meta:initial-creator>
    <meta:creation-date>2015-09-28T09:15:51.950720655</meta:creation-date>
    <dc:date>2015-09-28T15:24:16.631995955</dc:date>
    <dc:creator>Rachel Waxman</dc:creator>
    <meta:editing-duration>PT5H54M12S</meta:editing-duration>
    <meta:editing-cycles>17</meta:editing-cycles>
    <meta:generator>LibreOffice/4.2.8.2$Linux_X86_64 LibreOffice_project/420m0$Build-2</meta:generator>
    <meta:document-statistic meta:object-count="24"/>
  </office:meta>
</office:document-meta>
</file>